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_5f_FUNDAMENTAL" style:display-name="TABLE_FUNDAMENTAL" style:family="table">
      <style:table-properties style:width="19.6cm" fo:margin-left="-0.834cm" table:align="left" fo:background-color="transparent">
        <style:background-image/>
      </style:table-properties>
    </style:style>
    <style:style style:name="TABLE_5f_FUNDAMENTAL.A" style:display-name="TABLE_FUNDAMENTAL.A" style:family="table-column">
      <style:table-column-properties style:column-width="8.601cm"/>
    </style:style>
    <style:style style:name="TABLE_5f_FUNDAMENTAL.B" style:display-name="TABLE_FUNDAMENTAL.B" style:family="table-column">
      <style:table-column-properties style:column-width="3.5cm"/>
    </style:style>
    <style:style style:name="TABLE_5f_FUNDAMENTAL.D" style:display-name="TABLE_FUNDAMENTAL.D" style:family="table-column">
      <style:table-column-properties style:column-width="2cm"/>
    </style:style>
    <style:style style:name="TABLE_5f_FUNDAMENTAL.1" style:display-name="TABLE_FUNDAMENTAL.1" style:family="table-row">
      <style:table-row-properties style:min-row-height="1cm" fo:background-color="transparent">
        <style:background-image/>
      </style:table-row-properties>
    </style:style>
    <style:style style:name="TABLE_5f_FUNDAMENTAL.A1" style:display-name="TABLE_FUNDAMENTAL.A1" style:family="table-cell">
      <style:table-cell-properties fo:padding="0cm" fo:border="none" style:writing-mode="page"/>
    </style:style>
    <style:style style:name="TABLE_5f_MEDIO" style:display-name="TABLE_MEDIO" style:family="table">
      <style:table-properties style:width="19.6cm" fo:margin-left="-0.834cm" table:align="left" fo:background-color="transparent">
        <style:background-image/>
      </style:table-properties>
    </style:style>
    <style:style style:name="TABLE_5f_MEDIO.A" style:display-name="TABLE_MEDIO.A" style:family="table-column">
      <style:table-column-properties style:column-width="8.601cm"/>
    </style:style>
    <style:style style:name="TABLE_5f_MEDIO.B" style:display-name="TABLE_MEDIO.B" style:family="table-column">
      <style:table-column-properties style:column-width="3.5cm"/>
    </style:style>
    <style:style style:name="TABLE_5f_MEDIO.D" style:display-name="TABLE_MEDIO.D" style:family="table-column">
      <style:table-column-properties style:column-width="2cm"/>
    </style:style>
    <style:style style:name="TABLE_5f_MEDIO.1" style:display-name="TABLE_MEDIO.1" style:family="table-row">
      <style:table-row-properties style:min-row-height="1cm" fo:background-color="transparent">
        <style:background-image/>
      </style:table-row-properties>
    </style:style>
    <style:style style:name="TABLE_5f_MEDIO.A1" style:display-name="TABLE_MEDIO.A1" style:family="table-cell">
      <style:table-cell-properties fo:padding="0cm" fo:border="none" style:writing-mode="page"/>
    </style:style>
    <style:style style:name="TABLE_5f_FACULDADE" style:display-name="TABLE_FACULDADE" style:family="table">
      <style:table-properties style:width="19.6cm" fo:margin-left="-0.834cm" table:align="left" fo:background-color="transparent">
        <style:background-image/>
      </style:table-properties>
    </style:style>
    <style:style style:name="TABLE_5f_FACULDADE.A" style:display-name="TABLE_FACULDADE.A" style:family="table-column">
      <style:table-column-properties style:column-width="8.601cm"/>
    </style:style>
    <style:style style:name="TABLE_5f_FACULDADE.B" style:display-name="TABLE_FACULDADE.B" style:family="table-column">
      <style:table-column-properties style:column-width="3.5cm"/>
    </style:style>
    <style:style style:name="TABLE_5f_FACULDADE.D" style:display-name="TABLE_FACULDADE.D" style:family="table-column">
      <style:table-column-properties style:column-width="2cm"/>
    </style:style>
    <style:style style:name="TABLE_5f_FACULDADE.1" style:display-name="TABLE_FACULDADE.1" style:family="table-row">
      <style:table-row-properties style:min-row-height="1cm" fo:background-color="transparent">
        <style:background-image/>
      </style:table-row-properties>
    </style:style>
    <style:style style:name="TABLE_5f_FACULDADE.A1" style:display-name="TABLE_FACULDADE.A1" style:family="table-cell">
      <style:table-cell-properties fo:padding="0cm" fo:border="none" style:writing-mode="page"/>
    </style:style>
    <style:style style:name="P1" style:family="paragraph" style:parent-style-name="Normal">
      <style:text-properties officeooo:paragraph-rsid="001f5a27"/>
    </style:style>
    <style:style style:name="P2" style:family="paragraph" style:parent-style-name="Standard">
      <style:text-properties officeooo:paragraph-rsid="001f5a27"/>
    </style:style>
    <style:style style:name="P3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f5a27"/>
    </style:style>
    <style:style style:name="P6" style:family="paragraph" style:parent-style-name="Table_20_Contents">
      <style:text-properties style:font-name="Roboto" officeooo:rsid="001ccc17" officeooo:paragraph-rsid="001a4673"/>
    </style:style>
    <style:style style:name="P7" style:family="paragraph" style:parent-style-name="Table_20_Contents">
      <style:text-properties style:font-name="Roboto" officeooo:rsid="001ccc17" officeooo:paragraph-rsid="001f5a27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f5a27" style:font-weight-asian="normal" style:font-weight-complex="normal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f5a27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f5a27" style:font-weight-asian="bold" style:font-weight-complex="bold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f5a27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18" style:family="paragraph" style:parent-style-name="Table_20_Contents">
      <style:paragraph-properties fo:text-align="start" style:justify-single-word="false"/>
      <style:text-properties style:font-name="Roboto" officeooo:rsid="0006684d" officeooo:paragraph-rsid="001f5a27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f5a27"/>
    </style:style>
    <style:style style:name="P20" style:family="paragraph" style:parent-style-name="Table_20_Contents">
      <style:text-properties style:font-name="Roboto" officeooo:paragraph-rsid="001a4673"/>
    </style:style>
    <style:style style:name="P21" style:family="paragraph" style:parent-style-name="Table_20_Contents">
      <style:text-properties style:font-name="Roboto" officeooo:paragraph-rsid="001f5a27"/>
    </style:style>
    <style:style style:name="P22" style:family="paragraph" style:parent-style-name="Standard">
      <loext:graphic-properties draw:fill="none"/>
      <style:paragraph-properties fo:margin-left="0cm" fo:margin-right="0cm" fo:hyphenation-ladder-count="no-limit" fo:text-indent="0cm" style:auto-text-indent="false" fo:background-color="transparent"/>
      <style:text-properties officeooo:paragraph-rsid="001f5a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text-properties officeooo:paragraph-rsid="001f5a27"/>
    </style:style>
    <style:style style:name="T1" style:family="text">
      <style:text-properties officeooo:rsid="0008ee54"/>
    </style:style>
    <style:style style:name="T2" style:family="text">
      <style:text-properties officeooo:rsid="001080e7"/>
    </style:style>
    <style:style style:name="T3" style:family="text">
      <style:text-properties style:font-name="Roboto" fo:font-size="24pt" fo:font-weight="bold" officeooo:rsid="001f5a27" style:font-size-asian="24pt" style:font-weight-asian="bold" style:font-size-complex="24pt" style:font-weight-complex="bold"/>
    </style:style>
    <style:style style:name="T4" style:family="text">
      <style:text-properties style:font-name="Roboto" fo:font-size="12pt" fo:font-weight="normal" officeooo:rsid="001f5a27" style:font-size-asian="12pt" style:font-weight-asian="normal" style:font-size-complex="12pt" style:font-weight-complex="normal"/>
    </style:style>
    <style:style style:name="T5" style:family="text">
      <style:text-properties style:font-name="Roboto" fo:font-size="22pt" fo:font-weight="bold" officeooo:rsid="001f5a27" style:font-size-asian="22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Caixa de Texto 240" text:anchor-type="paragraph" svg:x="-1cm" svg:y="-1.774cm" svg:width="18.951cm" style:rel-width="scale" svg:height="1.785cm" style:rel-height="scale" draw:z-index="0"><draw:text-box><text:p text:style-name="P1"><text:span text:style-name="Fonte_20_parág._20_padrão"><text:span text:style-name="T3">ENSINO FUNDAMENTAL</text:span></text:span></text:p><text:p text:style-name="P1"><text:span text:style-name="Fonte_20_parág._20_padrão"><text:span text:style-name="T4">As melhores escolhas para o ensino fundamental estão aqui, ideal para a faixa etária de 6 a 14 anos.</text:span></text:span></text:p></draw:text-box></draw:frame></text:p>
      <table:table table:name="TABLE_FUNDAMENTAL" table:style-name="TABLE_5f_FUNDAMENTAL">
        <table:table-column table:style-name="TABLE_5f_FUNDAMENTAL.A"/>
        <table:table-column table:style-name="TABLE_5f_FUNDAMENTAL.B" table:number-columns-repeated="2"/>
        <table:table-column table:style-name="TABLE_5f_FUNDAMENTAL.D" table:number-columns-repeated="2"/>
        <table:table-row table:style-name="TABLE_5f_FUNDAMENTAL.1">
          <table:table-cell table:style-name="TABLE_5f_FUNDAMENTAL.A1" office:value-type="string">
            <text:p text:style-name="P11">Nome</text:p>
          </table:table-cell>
          <table:table-cell table:style-name="TABLE_5f_FUNDAMENTAL.A1" office:value-type="string">
            <text:p text:style-name="P6"><text:s/><text:span text:style-name="T6">Tempo</text:span></text:p>
          </table:table-cell>
          <table:table-cell table:style-name="TABLE_5f_FUNDAMENTAL.A1" office:value-type="string">
            <text:p text:style-name="P4"><text:s/><text:span text:style-name="T6">Tempo</text:span></text:p>
          </table:table-cell>
          <table:table-cell table:style-name="TABLE_5f_FUNDAMENTAL.A1" office:value-type="string">
            <text:p text:style-name="P10">Qtd. Aval.</text:p>
          </table:table-cell>
          <table:table-cell table:style-name="TABLE_5f_FUNDAMENTAL.A1" office:value-type="string">
            <text:p text:style-name="P10">Nota</text:p>
          </table:table-cell>
        </table:table-row>
        <table:table-row table:style-name="TABLE_5f_FUNDAMENTAL.1">
          <table:table-cell table:style-name="TABLE_5f_FUNDAMENTAL.A1" office:value-type="string">
            <text:p text:style-name="P16">[NAME]</text:p>
          </table:table-cell>
          <table:table-cell table:style-name="TABLE_5f_FUNDAMENTAL.A1" office:value-type="string">
            <text:p text:style-name="P20"><draw:frame draw:style-name="fr2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1">[WALKING_TIME]</text:span></text:p>
          </table:table-cell>
          <table:table-cell table:style-name="TABLE_5f_FUNDAMENTAL.A1" office:value-type="string">
            <text:p text:style-name="P17"><draw:frame draw:style-name="fr2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2">[CAR_TIME]</text:span></text:p>
          </table:table-cell>
          <table:table-cell table:style-name="TABLE_5f_FUNDAMENTAL.A1" office:value-type="string">
            <text:p text:style-name="P8">[TOTAL_RATING]</text:p>
          </table:table-cell>
          <table:table-cell table:style-name="TABLE_5f_FUNDAMENTAL.A1" office:value-type="string">
            <text:p text:style-name="P14">[RATING]</text:p>
          </table:table-cell>
        </table:table-row>
      </table:table>
      <text:p text:style-name="P22"><draw:frame draw:style-name="fr1" draw:name="Frame2" text:anchor-type="paragraph" svg:x="-1cm" svg:y="0.092cm" svg:width="19.703cm" style:rel-width="scale" svg:height="1.783cm" style:rel-height="scale" draw:z-index="8"><draw:text-box><text:p text:style-name="P1"><text:span text:style-name="Fonte_20_parág._20_padrão"><text:span text:style-name="T3">ENSINO MÉDIO</text:span></text:span></text:p><text:p text:style-name="P1"><text:span text:style-name="Fonte_20_parág._20_padrão"><text:span text:style-name="T4">Saiba as melhores opções para essa fase decisiva da juventude, focada geralmente dos 14 aos 18 anos.</text:span></text:span></text:p></draw:text-box></draw:frame></text:p>
      <text:p text:style-name="P2"/>
      <text:p text:style-name="P2"/>
      <text:p text:style-name="P2"/>
      <table:table table:name="TABLE_MEDIO" table:style-name="TABLE_5f_MEDIO">
        <table:table-column table:style-name="TABLE_5f_MEDIO.A"/>
        <table:table-column table:style-name="TABLE_5f_MEDIO.B" table:number-columns-repeated="2"/>
        <table:table-column table:style-name="TABLE_5f_MEDIO.D" table:number-columns-repeated="2"/>
        <table:table-row table:style-name="TABLE_5f_MEDIO.1">
          <table:table-cell table:style-name="TABLE_5f_MEDIO.A1" office:value-type="string">
            <text:p text:style-name="P13">Nome</text:p>
          </table:table-cell>
          <table:table-cell table:style-name="TABLE_5f_MEDIO.A1" office:value-type="string">
            <text:p text:style-name="P7"><text:s/><text:span text:style-name="T6">Tempo</text:span></text:p>
          </table:table-cell>
          <table:table-cell table:style-name="TABLE_5f_MEDIO.A1" office:value-type="string">
            <text:p text:style-name="P5"><text:s/><text:span text:style-name="T6">Tempo</text:span></text:p>
          </table:table-cell>
          <table:table-cell table:style-name="TABLE_5f_MEDIO.A1" office:value-type="string">
            <text:p text:style-name="P12">Qtd. Aval.</text:p>
          </table:table-cell>
          <table:table-cell table:style-name="TABLE_5f_MEDIO.A1" office:value-type="string">
            <text:p text:style-name="P12">Nota</text:p>
          </table:table-cell>
        </table:table-row>
        <table:table-row table:style-name="TABLE_5f_MEDIO.1">
          <table:table-cell table:style-name="TABLE_5f_MEDIO.A1" office:value-type="string">
            <text:p text:style-name="P18">[NAME]</text:p>
          </table:table-cell>
          <table:table-cell table:style-name="TABLE_5f_MEDIO.A1" office:value-type="string">
            <text:p text:style-name="P21"><draw:frame draw:style-name="fr2" draw:name="Image2 Copy 1 Copy 1 Copy 1 Copy 1 Copy 1 Copy 1" text:anchor-type="char" svg:x="0cm" svg:y="0cm" svg:width="0.603cm" svg:height="0.603cm" draw:z-index="7"><draw:image xlink:href="Pictures/1000000100000020000000206AC7D82224D62949.png" xlink:type="simple" xlink:show="embed" xlink:actuate="onLoad" draw:mime-type="image/png"/></draw:frame><text:s/><text:span text:style-name="T1">[WALKING_TIME]</text:span></text:p>
          </table:table-cell>
          <table:table-cell table:style-name="TABLE_5f_MEDIO.A1" office:value-type="string">
            <text:p text:style-name="P19"><draw:frame draw:style-name="fr2" draw:name="Image3 Copy 1 Copy 1 Copy 1 Copy 1 Copy 1 Copy 1" text:anchor-type="char" svg:x="0cm" svg:y="0cm" svg:width="0.63cm" svg:height="0.63cm" draw:z-index="6"><draw:image xlink:href="Pictures/100000010000002000000020D190ED490C339C46.png" xlink:type="simple" xlink:show="embed" xlink:actuate="onLoad" draw:mime-type="image/png"/></draw:frame><text:s/><text:span text:style-name="T2">[CAR_TIME]</text:span></text:p>
          </table:table-cell>
          <table:table-cell table:style-name="TABLE_5f_MEDIO.A1" office:value-type="string">
            <text:p text:style-name="P9">[TOTAL_RATING]</text:p>
          </table:table-cell>
          <table:table-cell table:style-name="TABLE_5f_MEDIO.A1" office:value-type="string">
            <text:p text:style-name="P15">[RATING]</text:p>
          </table:table-cell>
        </table:table-row>
      </table:table>
      <text:p text:style-name="P2"><draw:frame draw:style-name="fr1" draw:name="Frame1" text:anchor-type="paragraph" svg:x="-1cm" svg:y="0.125cm" svg:width="19.703cm" style:rel-width="scale" svg:height="1.833cm" style:rel-height="scale" draw:z-index="5"><draw:text-box><text:p text:style-name="P1"><text:span text:style-name="Fonte_20_parág._20_padrão"><text:span text:style-name="T5">ENSINO SUPERIOR - UNIVERSIDADES E FACULDADES</text:span></text:span></text:p><text:p text:style-name="P1"><text:span text:style-name="Fonte_20_parág._20_padrão"><text:span text:style-name="T4">Cursos profissionalizantes próximos ao imóvel!</text:span></text:span></text:p></draw:text-box></draw:frame></text:p>
      <text:p text:style-name="P2"/>
      <text:p text:style-name="P2"/>
      <text:p text:style-name="P2"/>
      <table:table table:name="TABLE_FACULDADE" table:style-name="TABLE_5f_FACULDADE">
        <table:table-column table:style-name="TABLE_5f_FACULDADE.A"/>
        <table:table-column table:style-name="TABLE_5f_FACULDADE.B" table:number-columns-repeated="2"/>
        <table:table-column table:style-name="TABLE_5f_FACULDADE.D" table:number-columns-repeated="2"/>
        <table:table-row table:style-name="TABLE_5f_FACULDADE.1">
          <table:table-cell table:style-name="TABLE_5f_FACULDADE.A1" office:value-type="string">
            <text:p text:style-name="P13">Nome</text:p>
          </table:table-cell>
          <table:table-cell table:style-name="TABLE_5f_FACULDADE.A1" office:value-type="string">
            <text:p text:style-name="P7"><text:s/><text:span text:style-name="T6">Tempo</text:span></text:p>
          </table:table-cell>
          <table:table-cell table:style-name="TABLE_5f_FACULDADE.A1" office:value-type="string">
            <text:p text:style-name="P5"><text:s/><text:span text:style-name="T6">Tempo</text:span></text:p>
          </table:table-cell>
          <table:table-cell table:style-name="TABLE_5f_FACULDADE.A1" office:value-type="string">
            <text:p text:style-name="P12">Qtd. Aval.</text:p>
          </table:table-cell>
          <table:table-cell table:style-name="TABLE_5f_FACULDADE.A1" office:value-type="string">
            <text:p text:style-name="P12">Nota</text:p>
          </table:table-cell>
        </table:table-row>
        <table:table-row table:style-name="TABLE_5f_FACULDADE.1">
          <table:table-cell table:style-name="TABLE_5f_FACULDADE.A1" office:value-type="string">
            <text:p text:style-name="P18">[NAME]</text:p>
          </table:table-cell>
          <table:table-cell table:style-name="TABLE_5f_FACULDADE.A1" office:value-type="string">
            <text:p text:style-name="P21"><draw:frame draw:style-name="fr2" draw:name="Image2 Copy 1 Copy 1 Copy 1 Copy 1 Copy 1" text:anchor-type="char" svg:x="0cm" svg:y="0cm" svg:width="0.603cm" svg:height="0.603cm" draw:z-index="4"><draw:image xlink:href="Pictures/1000000100000020000000206AC7D82224D62949.png" xlink:type="simple" xlink:show="embed" xlink:actuate="onLoad" draw:mime-type="image/png"/></draw:frame><text:s/><text:span text:style-name="T1">[WALKING_TIME]</text:span></text:p>
          </table:table-cell>
          <table:table-cell table:style-name="TABLE_5f_FACULDADE.A1" office:value-type="string">
            <text:p text:style-name="P19"><draw:frame draw:style-name="fr2" draw:name="Image3 Copy 1 Copy 1 Copy 1 Copy 1 Copy 1" text:anchor-type="char" svg:x="0cm" svg:y="0cm" svg:width="0.63cm" svg:height="0.63cm" draw:z-index="3"><draw:image xlink:href="Pictures/100000010000002000000020D190ED490C339C46.png" xlink:type="simple" xlink:show="embed" xlink:actuate="onLoad" draw:mime-type="image/png"/></draw:frame><text:s/><text:span text:style-name="T2">[CAR_TIME]</text:span></text:p>
          </table:table-cell>
          <table:table-cell table:style-name="TABLE_5f_FACULDADE.A1" office:value-type="string">
            <text:p text:style-name="P9">[TOTAL_RATING]</text:p>
          </table:table-cell>
          <table:table-cell table:style-name="TABLE_5f_FACULDADE.A1" office:value-type="string">
            <text:p text:style-name="P15">[RATING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19T21:55:39.207454267</dc:date>
    <meta:editing-duration>PT1H13M46S</meta:editing-duration>
    <meta:editing-cycles>26</meta:editing-cycles>
    <meta:generator>LibreOffice/7.5.4.2$MacOSX_X86_64 LibreOffice_project/36ccfdc35048b057fd9854c757a8b67ec53977b6</meta:generator>
    <meta:document-statistic meta:table-count="3" meta:image-count="6" meta:object-count="0" meta:page-count="1" meta:paragraph-count="36" meta:word-count="84" meta:character-count="572" meta:non-whitespace-character-count="512"/>
  </office:meta>
</office:document-meta>
</file>